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draws</text:p>
          </table:table-cell>
          <table:table-cell table:style-name="ce1" office:value-type="string" calcext:value-type="string">
            <text:p>Reliability</text:p>
          </table:table-cell>
          <table:table-cell table:style-name="ce1" office:value-type="string" calcext:value-type="string">
            <text:p>ISA Rating</text:p>
          </table:table-cell>
          <table:table-cell table:style-name="ce1" office:value-type="string" calcext:value-type="string">
            <text:p>Redraws</text:p>
          </table:table-cell>
          <table:table-cell table:style-name="ce1" office:value-type="string" calcext:value-type="string">
            <text:p>Reliability</text:p>
          </table:table-cell>
          <table:table-cell table:style-name="ce1" office:value-type="string" calcext:value-type="string">
            <text:p>ISA Rating</text:p>
          </table:table-cell>
          <table:table-cell table:style-name="ce1" office:value-type="string" calcext:value-type="string">
            <text:p>TLX Mental</text:p>
          </table:table-cell>
          <table:table-cell table:style-name="ce1" office:value-type="string" calcext:value-type="string">
            <text:p>TLX Physical</text:p>
          </table:table-cell>
          <table:table-cell table:style-name="ce1" office:value-type="string" calcext:value-type="string">
            <text:p>TLX Temporal</text:p>
          </table:table-cell>
          <table:table-cell table:style-name="ce1" office:value-type="string" calcext:value-type="string">
            <text:p>TLX Frustration</text:p>
          </table:table-cell>
          <table:table-cell table:style-name="ce1" office:value-type="string" calcext:value-type="string">
            <text:p>TLX Effort</text:p>
          </table:table-cell>
          <table:table-cell table:style-name="ce1" office:value-type="string" calcext:value-type="string">
            <text:p>TLX Performance</text:p>
          </table:table-cell>
          <table:table-cell table:style-name="ce1" office:value-type="string" calcext:value-type="string">
            <text:p>Reliability Rating</text:p>
          </table:table-cell>
          <table:table-cell table:style-name="ce1" office:value-type="string" calcext:value-type="string">
            <text:p>Trust Question</text:p>
          </table:table-cell>
          <table:table-cell table:style-name="ce1" office:value-type="string" calcext:value-type="string">
            <text:p>Comm Question 1</text:p>
          </table:table-cell>
          <table:table-cell table:style-name="ce1" office:value-type="string" calcext:value-type="string">
            <text:p>Comm Question 2</text:p>
          </table:table-cell>
          <table:table-cell table:formula="of:=1-([.D1]/120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90" calcext:value-type="float">
            <text:p>169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]/120)" office:value-type="float" office:value="0.233333333333333" calcext:value-type="float">
            <text:p>0.2333333333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0" calcext:value-type="float">
            <text:p>626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90" calcext:value-type="float">
            <text:p>679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610" calcext:value-type="float">
            <text:p>661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10" calcext:value-type="float">
            <text:p>93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7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00" calcext:value-type="float">
            <text:p>8200</text:p>
          </table:table-cell>
          <table:table-cell office:value-type="float" office:value="44" calcext:value-type="float">
            <text:p>4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8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30" calcext:value-type="float">
            <text:p>7630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9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300" calcext:value-type="float">
            <text:p>8300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0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170" calcext:value-type="float">
            <text:p>9170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1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410" calcext:value-type="float">
            <text:p>641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2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140" calcext:value-type="float">
            <text:p>6140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-([.D13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260" calcext:value-type="float">
            <text:p>6260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4]/120)" office:value-type="float" office:value="0.416666666666667" calcext:value-type="float">
            <text:p>0.4166666667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00" calcext:value-type="float">
            <text:p>840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-([.D15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60" calcext:value-type="float">
            <text:p>966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6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280" calcext:value-type="float">
            <text:p>728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17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370" calcext:value-type="float">
            <text:p>-537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8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470" calcext:value-type="float">
            <text:p>54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9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20" calcext:value-type="float">
            <text:p>56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0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190" calcext:value-type="float">
            <text:p>819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1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80" calcext:value-type="float">
            <text:p>698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2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290" calcext:value-type="float">
            <text:p>529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23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80" calcext:value-type="float">
            <text:p>6280</text:p>
          </table:table-cell>
          <table:table-cell office:value-type="float" office:value="44" calcext:value-type="float">
            <text:p>4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4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90" calcext:value-type="float">
            <text:p>7190</text:p>
          </table:table-cell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25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740" calcext:value-type="float">
            <text:p>6740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6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27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40" calcext:value-type="float">
            <text:p>4940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8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150" calcext:value-type="float">
            <text:p>7150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29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400" calcext:value-type="float">
            <text:p>640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0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280" calcext:value-type="float">
            <text:p>5280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-([.D31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420" calcext:value-type="float">
            <text:p>54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2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60" calcext:value-type="float">
            <text:p>796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33]/120)" office:value-type="float" office:value="0.883333333333333" calcext:value-type="float">
            <text:p>0.8833333333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4]/120)" office:value-type="float" office:value="0.075" calcext:value-type="float">
            <text:p>0.07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40" calcext:value-type="float">
            <text:p>56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5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680" calcext:value-type="float">
            <text:p>568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6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80" calcext:value-type="float">
            <text:p>828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7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60" calcext:value-type="float">
            <text:p>766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8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00" calcext:value-type="float">
            <text:p>68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-([.D39]/120)" office:value-type="float" office:value="0.483333333333333" calcext:value-type="float">
            <text:p>0.4833333333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410" calcext:value-type="float">
            <text:p>7410</text:p>
          </table:table-cell>
          <table:table-cell office:value-type="float" office:value="63" calcext:value-type="float">
            <text:p>63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0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70" calcext:value-type="float">
            <text:p>6470</text:p>
          </table:table-cell>
          <table:table-cell office:value-type="float" office:value="52" calcext:value-type="float">
            <text:p>52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1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020" calcext:value-type="float">
            <text:p>8020</text:p>
          </table:table-cell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2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490" calcext:value-type="float">
            <text:p>949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-([.D43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100" calcext:value-type="float">
            <text:p>7100</text:p>
          </table:table-cell>
          <table:table-cell office:value-type="float" office:value="123" calcext:value-type="float">
            <text:p>123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4]/120)" office:value-type="float" office:value="-0.0249999999999999" calcext:value-type="float">
            <text:p>-0.025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500" calcext:value-type="float">
            <text:p>9500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5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100" calcext:value-type="float">
            <text:p>8100</text:p>
          </table:table-cell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6]/120)" office:value-type="float" office:value="0.391666666666667" calcext:value-type="float">
            <text:p>0.391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530" calcext:value-type="float">
            <text:p>8530</text:p>
          </table:table-cell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47]/120)" office:value-type="float" office:value="0.441666666666667" calcext:value-type="float">
            <text:p>0.441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580" calcext:value-type="float">
            <text:p>558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8]/120)" office:value-type="float" office:value="0.391666666666667" calcext:value-type="float">
            <text:p>0.39166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80" calcext:value-type="float">
            <text:p>56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1-([.D49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800" calcext:value-type="float">
            <text:p>-28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0]/120)" office:value-type="float" office:value="0.15" calcext:value-type="float">
            <text:p>0.15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50" calcext:value-type="float">
            <text:p>53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1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730" calcext:value-type="float">
            <text:p>57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2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7250" calcext:value-type="float">
            <text:p>72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3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20" calcext:value-type="float">
            <text:p>48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4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70" calcext:value-type="float">
            <text:p>84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-([.D55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40" calcext:value-type="float">
            <text:p>6340</text:p>
          </table:table-cell>
          <table:table-cell office:value-type="float" office:value="66" calcext:value-type="float">
            <text:p>6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6]/120)" office:value-type="float" office:value="0.45" calcext:value-type="float">
            <text:p>0.45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90" calcext:value-type="float">
            <text:p>5590</text:p>
          </table:table-cell>
          <table:table-cell office:value-type="float" office:value="68" calcext:value-type="float">
            <text:p>68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-([.D57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00" calcext:value-type="float">
            <text:p>5900</text:p>
          </table:table-cell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8]/120)" office:value-type="float" office:value="0.483333333333333" calcext:value-type="float">
            <text:p>0.483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240" calcext:value-type="float">
            <text:p>6240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59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080" calcext:value-type="float">
            <text:p>7080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0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80" calcext:value-type="float">
            <text:p>5880</text:p>
          </table:table-cell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1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80" calcext:value-type="float">
            <text:p>538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2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30" calcext:value-type="float">
            <text:p>623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3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550" calcext:value-type="float">
            <text:p>75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4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150" calcext:value-type="float">
            <text:p>515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5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6]/120)" office:value-type="float" office:value="0.275" calcext:value-type="float">
            <text:p>0.275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70" calcext:value-type="float">
            <text:p>457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7]/120)" office:value-type="float" office:value="0.45" calcext:value-type="float">
            <text:p>0.45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80" calcext:value-type="float">
            <text:p>578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8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20" calcext:value-type="float">
            <text:p>692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9]/120)" office:value-type="float" office:value="0.483333333333333" calcext:value-type="float">
            <text:p>0.4833333333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0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20" calcext:value-type="float">
            <text:p>612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-([.D71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80" calcext:value-type="float">
            <text:p>6280</text:p>
          </table:table-cell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2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10" calcext:value-type="float">
            <text:p>7810</text:p>
          </table:table-cell>
          <table:table-cell office:value-type="float" office:value="63" calcext:value-type="float">
            <text:p>63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73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4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680" calcext:value-type="float">
            <text:p>7680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75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430" calcext:value-type="float">
            <text:p>6430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6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640" calcext:value-type="float">
            <text:p>7640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77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50" calcext:value-type="float">
            <text:p>6850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8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80" calcext:value-type="float">
            <text:p>6680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79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830" calcext:value-type="float">
            <text:p>58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80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30" calcext:value-type="float">
            <text:p>473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81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82]/120)" office:value-type="float" office:value="0.191666666666667" calcext:value-type="float">
            <text:p>0.1916666667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70" calcext:value-type="float">
            <text:p>59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83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590" calcext:value-type="float">
            <text:p>559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84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85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40" calcext:value-type="float">
            <text:p>91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86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6260" calcext:value-type="float">
            <text:p>62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-([.D87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300" calcext:value-type="float">
            <text:p>8300</text:p>
          </table:table-cell>
          <table:table-cell office:value-type="float" office:value="29" calcext:value-type="float">
            <text:p>29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88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20" calcext:value-type="float">
            <text:p>6620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89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30" calcext:value-type="float">
            <text:p>7230</text:p>
          </table:table-cell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90]/120)" office:value-type="float" office:value="0.441666666666667" calcext:value-type="float">
            <text:p>0.4416666667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170" calcext:value-type="float">
            <text:p>517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91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890" calcext:value-type="float">
            <text:p>389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92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980" calcext:value-type="float">
            <text:p>6980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-([.D93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030" calcext:value-type="float">
            <text:p>603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94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D95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90" calcext:value-type="float">
            <text:p>709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96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320" calcext:value-type="float">
            <text:p>73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97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98]/120)" office:value-type="float" office:value="0.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00" calcext:value-type="float">
            <text:p>77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99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90" calcext:value-type="float">
            <text:p>559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00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70" calcext:value-type="float">
            <text:p>537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01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80" calcext:value-type="float">
            <text:p>57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02]/120)" office:value-type="float" office:value="0.75" calcext:value-type="float">
            <text:p>0.75</text:p>
          </table:table-cell>
          <table:table-cell table:number-columns-repeated="4"/>
          <table:table-cell table:formula="of:=+[.V10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650" calcext:value-type="float">
            <text:p>56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-([.D103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7140" calcext:value-type="float">
            <text:p>7140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04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20" calcext:value-type="float">
            <text:p>572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-([.D105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70" calcext:value-type="float">
            <text:p>6370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06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90" calcext:value-type="float">
            <text:p>7790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-([.D107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20" calcext:value-type="float">
            <text:p>4320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08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450" calcext:value-type="float">
            <text:p>5450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-([.D109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590" calcext:value-type="float">
            <text:p>5590</text:p>
          </table:table-cell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10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30" calcext:value-type="float">
            <text:p>4030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-([.D111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910" calcext:value-type="float">
            <text:p>79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12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40" calcext:value-type="float">
            <text:p>63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-([.D113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940" calcext:value-type="float">
            <text:p>-294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14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900" calcext:value-type="float">
            <text:p>49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15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70" calcext:value-type="float">
            <text:p>44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16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30" calcext:value-type="float">
            <text:p>343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17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00" calcext:value-type="float">
            <text:p>38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18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40" calcext:value-type="float">
            <text:p>424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119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760" calcext:value-type="float">
            <text:p>5760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20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430" calcext:value-type="float">
            <text:p>4430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21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10" calcext:value-type="float">
            <text:p>2410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22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30" calcext:value-type="float">
            <text:p>4030</text:p>
          </table:table-cell>
          <table:table-cell office:value-type="float" office:value="44" calcext:value-type="float">
            <text:p>44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23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90" calcext:value-type="float">
            <text:p>4090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24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80" calcext:value-type="float">
            <text:p>5380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D125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20" calcext:value-type="float">
            <text:p>5020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26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200" calcext:value-type="float">
            <text:p>5200</text:p>
          </table:table-cell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-([.D127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130" calcext:value-type="float">
            <text:p>613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28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520" calcext:value-type="float">
            <text:p>652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-([.D129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30" calcext:value-type="float">
            <text:p>-33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30]/120)" office:value-type="float" office:value="0.341666666666667" calcext:value-type="float">
            <text:p>0.3416666667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40" calcext:value-type="float">
            <text:p>68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31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32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50" calcext:value-type="float">
            <text:p>48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33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10" calcext:value-type="float">
            <text:p>55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34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850" calcext:value-type="float">
            <text:p>68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135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760" calcext:value-type="float">
            <text:p>4760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36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137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4140" calcext:value-type="float">
            <text:p>414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38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70" calcext:value-type="float">
            <text:p>597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139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40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40" calcext:value-type="float">
            <text:p>4140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141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250" calcext:value-type="float">
            <text:p>7250</text:p>
          </table:table-cell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42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570" calcext:value-type="float">
            <text:p>7570</text:p>
          </table:table-cell>
          <table:table-cell office:value-type="float" office:value="52" calcext:value-type="float">
            <text:p>52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43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920" calcext:value-type="float">
            <text:p>49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44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45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70" calcext:value-type="float">
            <text:p>-10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46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30" calcext:value-type="float">
            <text:p>26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47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30" calcext:value-type="float">
            <text:p>443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48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70" calcext:value-type="float">
            <text:p>687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49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40" calcext:value-type="float">
            <text:p>644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50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640" calcext:value-type="float">
            <text:p>56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151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50" calcext:value-type="float">
            <text:p>4950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52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50" calcext:value-type="float">
            <text:p>6350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153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830" calcext:value-type="float">
            <text:p>6830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54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810" calcext:value-type="float">
            <text:p>281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155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10" calcext:value-type="float">
            <text:p>6410</text:p>
          </table:table-cell>
          <table:table-cell office:value-type="float" office:value="26" calcext:value-type="float">
            <text:p>2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56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910" calcext:value-type="float">
            <text:p>5910</text:p>
          </table:table-cell>
          <table:table-cell office:value-type="float" office:value="25" calcext:value-type="float">
            <text:p>25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-([.D157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860" calcext:value-type="float">
            <text:p>5860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58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159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60]/120)" office:value-type="float" office:value="0.9" calcext:value-type="float">
            <text:p>0.9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050" calcext:value-type="float">
            <text:p>50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161]/120)" office:value-type="float" office:value="0.883333333333333" calcext:value-type="float">
            <text:p>0.8833333333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62]/120)" office:value-type="float" office:value="0.208333333333333" calcext:value-type="float">
            <text:p>0.2083333333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770" calcext:value-type="float">
            <text:p>377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63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70" calcext:value-type="float">
            <text:p>69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64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430" calcext:value-type="float">
            <text:p>843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65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380" calcext:value-type="float">
            <text:p>83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66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160" calcext:value-type="float">
            <text:p>716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167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80" calcext:value-type="float">
            <text:p>6380</text:p>
          </table:table-cell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68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710" calcext:value-type="float">
            <text:p>6710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-([.D169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10" calcext:value-type="float">
            <text:p>4310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70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820" calcext:value-type="float">
            <text:p>4820</text:p>
          </table:table-cell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171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8780" calcext:value-type="float">
            <text:p>8780</text:p>
          </table:table-cell>
          <table:table-cell office:value-type="float" office:value="43" calcext:value-type="float">
            <text:p>43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72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140" calcext:value-type="float">
            <text:p>7140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173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710" calcext:value-type="float">
            <text:p>671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74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290" calcext:value-type="float">
            <text:p>729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175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270" calcext:value-type="float">
            <text:p>727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76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60" calcext:value-type="float">
            <text:p>41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77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350" calcext:value-type="float">
            <text:p>-35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78]/120)" office:value-type="float" office:value="0.308333333333333" calcext:value-type="float">
            <text:p>0.308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80" calcext:value-type="float">
            <text:p>658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79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40" calcext:value-type="float">
            <text:p>66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80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310" calcext:value-type="float">
            <text:p>73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81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790" calcext:value-type="float">
            <text:p>679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82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210" calcext:value-type="float">
            <text:p>62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183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030" calcext:value-type="float">
            <text:p>7030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84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185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330" calcext:value-type="float">
            <text:p>7330</text:p>
          </table:table-cell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86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730" calcext:value-type="float">
            <text:p>4730</text:p>
          </table:table-cell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187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90" calcext:value-type="float">
            <text:p>6290</text:p>
          </table:table-cell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88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6320" calcext:value-type="float">
            <text:p>632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189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600" calcext:value-type="float">
            <text:p>5600</text:p>
          </table:table-cell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90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60" calcext:value-type="float">
            <text:p>566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191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710" calcext:value-type="float">
            <text:p>67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92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400" calcext:value-type="float">
            <text:p>74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193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940" calcext:value-type="float">
            <text:p>-194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94]/120)" office:value-type="float" office:value="0.191666666666667" calcext:value-type="float">
            <text:p>0.1916666667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30" calcext:value-type="float">
            <text:p>723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95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350" calcext:value-type="float">
            <text:p>43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96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197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090" calcext:value-type="float">
            <text:p>509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198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199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570" calcext:value-type="float">
            <text:p>3570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00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860" calcext:value-type="float">
            <text:p>586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01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140" calcext:value-type="float">
            <text:p>6140</text:p>
          </table:table-cell>
          <table:table-cell office:value-type="float" office:value="56" calcext:value-type="float">
            <text:p>5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02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650" calcext:value-type="float">
            <text:p>7650</text:p>
          </table:table-cell>
          <table:table-cell office:value-type="float" office:value="63" calcext:value-type="float">
            <text:p>63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03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04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280" calcext:value-type="float">
            <text:p>6280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205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7050" calcext:value-type="float">
            <text:p>7050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06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50" calcext:value-type="float">
            <text:p>6950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207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710" calcext:value-type="float">
            <text:p>77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08]/120)" office:value-type="float" office:value="0.808333333333333" calcext:value-type="float">
            <text:p>0.8083333333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60" calcext:value-type="float">
            <text:p>91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09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880" calcext:value-type="float">
            <text:p>-88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10]/120)" office:value-type="float" office:value="0.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310" calcext:value-type="float">
            <text:p>63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11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900" calcext:value-type="float">
            <text:p>59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12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870" calcext:value-type="float">
            <text:p>587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13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790" calcext:value-type="float">
            <text:p>679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14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530" calcext:value-type="float">
            <text:p>853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215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140" calcext:value-type="float">
            <text:p>614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16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10" calcext:value-type="float">
            <text:p>471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17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40" calcext:value-type="float">
            <text:p>6240</text:p>
          </table:table-cell>
          <table:table-cell office:value-type="float" office:value="42" calcext:value-type="float">
            <text:p>42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18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219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790" calcext:value-type="float">
            <text:p>6790</text:p>
          </table:table-cell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20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10" calcext:value-type="float">
            <text:p>5910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-([.D221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860" calcext:value-type="float">
            <text:p>5860</text:p>
          </table:table-cell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22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140" calcext:value-type="float">
            <text:p>4140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23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410" calcext:value-type="float">
            <text:p>54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24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210" calcext:value-type="float">
            <text:p>72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225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480" calcext:value-type="float">
            <text:p>-48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26]/120)" office:value-type="float" office:value="0.283333333333333" calcext:value-type="float">
            <text:p>0.2833333333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450" calcext:value-type="float">
            <text:p>645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27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310" calcext:value-type="float">
            <text:p>83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28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480" calcext:value-type="float">
            <text:p>64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29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30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720" calcext:value-type="float">
            <text:p>67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-([.D231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290" calcext:value-type="float">
            <text:p>7290</text:p>
          </table:table-cell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32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770" calcext:value-type="float">
            <text:p>5770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233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480" calcext:value-type="float">
            <text:p>7480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34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20" calcext:value-type="float">
            <text:p>8920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235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870" calcext:value-type="float">
            <text:p>8870</text:p>
          </table:table-cell>
          <table:table-cell office:value-type="float" office:value="58" calcext:value-type="float">
            <text:p>58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36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480" calcext:value-type="float">
            <text:p>6480</text:p>
          </table:table-cell>
          <table:table-cell office:value-type="float" office:value="57" calcext:value-type="float">
            <text:p>57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237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490" calcext:value-type="float">
            <text:p>7490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38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700" calcext:value-type="float">
            <text:p>6700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D239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7060" calcext:value-type="float">
            <text:p>70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40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00" calcext:value-type="float">
            <text:p>68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241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960" calcext:value-type="float">
            <text:p>-196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42]/120)" office:value-type="float" office:value="0.258333333333333" calcext:value-type="float">
            <text:p>0.2583333333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43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590" calcext:value-type="float">
            <text:p>559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44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40" calcext:value-type="float">
            <text:p>60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45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880" calcext:value-type="float">
            <text:p>688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46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190" calcext:value-type="float">
            <text:p>519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47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430" calcext:value-type="float">
            <text:p>3430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48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370" calcext:value-type="float">
            <text:p>5370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49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730" calcext:value-type="float">
            <text:p>773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50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20" calcext:value-type="float">
            <text:p>4820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51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950" calcext:value-type="float">
            <text:p>6950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52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20" calcext:value-type="float">
            <text:p>4420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53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140" calcext:value-type="float">
            <text:p>6140</text:p>
          </table:table-cell>
          <table:table-cell office:value-type="float" office:value="29" calcext:value-type="float">
            <text:p>29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54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580" calcext:value-type="float">
            <text:p>4580</text:p>
          </table:table-cell>
          <table:table-cell office:value-type="float" office:value="25" calcext:value-type="float">
            <text:p>25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55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100" calcext:value-type="float">
            <text:p>8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56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7290" calcext:value-type="float">
            <text:p>729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257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58]/120)" office:value-type="float" office:value="0.358333333333333" calcext:value-type="float">
            <text:p>0.3583333333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40" calcext:value-type="float">
            <text:p>36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59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60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70" calcext:value-type="float">
            <text:p>507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61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880" calcext:value-type="float">
            <text:p>68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62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360" calcext:value-type="float">
            <text:p>736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263]/120)" office:value-type="float" office:value="0.741666666666667" calcext:value-type="float">
            <text:p>0.741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70" calcext:value-type="float">
            <text:p>5670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64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30" calcext:value-type="float">
            <text:p>5030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265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90" calcext:value-type="float">
            <text:p>4490</text:p>
          </table:table-cell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66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800" calcext:value-type="float">
            <text:p>480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1-([.D267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640" calcext:value-type="float">
            <text:p>7640</text:p>
          </table:table-cell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68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170" calcext:value-type="float">
            <text:p>817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269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430" calcext:value-type="float">
            <text:p>643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70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310" calcext:value-type="float">
            <text:p>6310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271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200" calcext:value-type="float">
            <text:p>62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72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720" calcext:value-type="float">
            <text:p>87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-([.D273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490" calcext:value-type="float">
            <text:p>-249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74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290" calcext:value-type="float">
            <text:p>62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75]/120)" office:value-type="float" office:value="0.808333333333333" calcext:value-type="float">
            <text:p>0.8083333333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60" calcext:value-type="float">
            <text:p>46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76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520" calcext:value-type="float">
            <text:p>652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77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150" calcext:value-type="float">
            <text:p>61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78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450" calcext:value-type="float">
            <text:p>745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279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240" calcext:value-type="float">
            <text:p>5240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80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780" calcext:value-type="float">
            <text:p>5780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281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400" calcext:value-type="float">
            <text:p>5400</text:p>
          </table:table-cell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82]/120)" office:value-type="float" office:value="0.275" calcext:value-type="float">
            <text:p>0.275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660" calcext:value-type="float">
            <text:p>3660</text:p>
          </table:table-cell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283]/120)" office:value-type="float" office:value="0.366666666666667" calcext:value-type="float">
            <text:p>0.366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980" calcext:value-type="float">
            <text:p>5980</text:p>
          </table:table-cell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84]/120)" office:value-type="float" office:value="0.45" calcext:value-type="float">
            <text:p>0.45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490" calcext:value-type="float">
            <text:p>6490</text:p>
          </table:table-cell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285]/120)" office:value-type="float" office:value="0.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30" calcext:value-type="float">
            <text:p>7230</text:p>
          </table:table-cell>
          <table:table-cell office:value-type="float" office:value="63" calcext:value-type="float">
            <text:p>63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86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340" calcext:value-type="float">
            <text:p>7340</text:p>
          </table:table-cell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287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510" calcext:value-type="float">
            <text:p>75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88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310" calcext:value-type="float">
            <text:p>53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-([.D289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90]/120)" office:value-type="float" office:value="0.325" calcext:value-type="float">
            <text:p>0.32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80" calcext:value-type="float">
            <text:p>58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91]/120)" office:value-type="float" office:value="0.375" calcext:value-type="float">
            <text:p>0.37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92]/120)" office:value-type="float" office:value="0.85" calcext:value-type="float">
            <text:p>0.8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560" calcext:value-type="float">
            <text:p>65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293]/120)" office:value-type="float" office:value="0.875" calcext:value-type="float">
            <text:p>0.87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20" calcext:value-type="float">
            <text:p>50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94]/120)" office:value-type="float" office:value="0.8" calcext:value-type="float">
            <text:p>0.8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190" calcext:value-type="float">
            <text:p>51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295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590" calcext:value-type="float">
            <text:p>4590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96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00" calcext:value-type="float">
            <text:p>4200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297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310" calcext:value-type="float">
            <text:p>8310</text:p>
          </table:table-cell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298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370" calcext:value-type="float">
            <text:p>7370</text:p>
          </table:table-cell>
          <table:table-cell office:value-type="float" office:value="47" calcext:value-type="float">
            <text:p>47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1-([.D299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620" calcext:value-type="float">
            <text:p>562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00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450" calcext:value-type="float">
            <text:p>4450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301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150" calcext:value-type="float">
            <text:p>8150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02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790" calcext:value-type="float">
            <text:p>579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D303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40" calcext:value-type="float">
            <text:p>69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04]/120)" office:value-type="float" office:value="0.775" calcext:value-type="float">
            <text:p>0.77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050" calcext:value-type="float">
            <text:p>605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305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4120" calcext:value-type="float">
            <text:p>-41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06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780" calcext:value-type="float">
            <text:p>778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07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340" calcext:value-type="float">
            <text:p>53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08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420" calcext:value-type="float">
            <text:p>642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09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30" calcext:value-type="float">
            <text:p>51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10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710" calcext:value-type="float">
            <text:p>47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-([.D311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290" calcext:value-type="float">
            <text:p>329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12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590" calcext:value-type="float">
            <text:p>3590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-([.D313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340" calcext:value-type="float">
            <text:p>5340</text:p>
          </table:table-cell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14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120" calcext:value-type="float">
            <text:p>6120</text:p>
          </table:table-cell>
          <table:table-cell office:value-type="float" office:value="52" calcext:value-type="float">
            <text:p>52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-([.D315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16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20" calcext:value-type="float">
            <text:p>3520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-([.D317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050" calcext:value-type="float">
            <text:p>505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18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840" calcext:value-type="float">
            <text:p>884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-([.D319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140" calcext:value-type="float">
            <text:p>61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20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210" calcext:value-type="float">
            <text:p>62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-([.D321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22]/120)" office:value-type="float" office:value="0.25" calcext:value-type="float">
            <text:p>0.25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170" calcext:value-type="float">
            <text:p>817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23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270" calcext:value-type="float">
            <text:p>527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24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670" calcext:value-type="float">
            <text:p>36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25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880" calcext:value-type="float">
            <text:p>58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26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780" calcext:value-type="float">
            <text:p>578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-([.D327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80" calcext:value-type="float">
            <text:p>3280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28]/120)" office:value-type="float" office:value="0.858333333333333" calcext:value-type="float">
            <text:p>0.8583333333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780" calcext:value-type="float">
            <text:p>5780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-([.D329]/120)" office:value-type="float" office:value="0.741666666666667" calcext:value-type="float">
            <text:p>0.7416666667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610" calcext:value-type="float">
            <text:p>5610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30]/120)" office:value-type="float" office:value="0.741666666666667" calcext:value-type="float">
            <text:p>0.7416666667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730" calcext:value-type="float">
            <text:p>673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-([.D331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420" calcext:value-type="float">
            <text:p>6420</text:p>
          </table:table-cell>
          <table:table-cell office:value-type="float" office:value="48" calcext:value-type="float">
            <text:p>48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32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150" calcext:value-type="float">
            <text:p>4150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333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240" calcext:value-type="float">
            <text:p>7240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34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180" calcext:value-type="float">
            <text:p>518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335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36]/120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810" calcext:value-type="float">
            <text:p>68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337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190" calcext:value-type="float">
            <text:p>319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38]/120)" office:value-type="float" office:value="-0.175" calcext:value-type="float">
            <text:p>-0.175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20" calcext:value-type="float">
            <text:p>362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39]/120)" office:value-type="float" office:value="0.0333333333333333" calcext:value-type="float">
            <text:p>0.033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510" calcext:value-type="float">
            <text:p>45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40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590" calcext:value-type="float">
            <text:p>459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41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970" calcext:value-type="float">
            <text:p>49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42]/120)" office:value-type="float" office:value="0.858333333333333" calcext:value-type="float">
            <text:p>0.858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730" calcext:value-type="float">
            <text:p>673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343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300" calcext:value-type="float">
            <text:p>3300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44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110" calcext:value-type="float">
            <text:p>311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-([.D345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300" calcext:value-type="float">
            <text:p>430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46]/120)" office:value-type="float" office:value="0.841666666666667" calcext:value-type="float">
            <text:p>0.8416666667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350" calcext:value-type="float">
            <text:p>6350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347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010" calcext:value-type="float">
            <text:p>5010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48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510" calcext:value-type="float">
            <text:p>8510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349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160" calcext:value-type="float">
            <text:p>9160</text:p>
          </table:table-cell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50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660" calcext:value-type="float">
            <text:p>6660</text:p>
          </table:table-cell>
          <table:table-cell office:value-type="float" office:value="29" calcext:value-type="float">
            <text:p>29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-([.D351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230" calcext:value-type="float">
            <text:p>62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52]/120)" office:value-type="float" office:value="0.833333333333333" calcext:value-type="float">
            <text:p>0.8333333333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353]/120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54]/120)" office:value-type="float" office:value="0.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450" calcext:value-type="float">
            <text:p>645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55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220" calcext:value-type="float">
            <text:p>52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56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940" calcext:value-type="float">
            <text:p>49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57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640" calcext:value-type="float">
            <text:p>56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58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330" calcext:value-type="float">
            <text:p>633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359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270" calcext:value-type="float">
            <text:p>3270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60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850" calcext:value-type="float">
            <text:p>5850</text:p>
          </table:table-cell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361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220" calcext:value-type="float">
            <text:p>522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62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380" calcext:value-type="float">
            <text:p>7380</text:p>
          </table:table-cell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363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030" calcext:value-type="float">
            <text:p>6030</text:p>
          </table:table-cell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64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770" calcext:value-type="float">
            <text:p>5770</text:p>
          </table:table-cell>
          <table:table-cell office:value-type="float" office:value="41" calcext:value-type="float">
            <text:p>41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365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66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010" calcext:value-type="float">
            <text:p>701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367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800" calcext:value-type="float">
            <text:p>58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68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200" calcext:value-type="float">
            <text:p>72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369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70]/120)" office:value-type="float" office:value="0.241666666666667" calcext:value-type="float">
            <text:p>0.241666666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71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160" calcext:value-type="float">
            <text:p>516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72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50" calcext:value-type="float">
            <text:p>515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73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190" calcext:value-type="float">
            <text:p>71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74]/120)" office:value-type="float" office:value="0.808333333333333" calcext:value-type="float">
            <text:p>0.808333333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350" calcext:value-type="float">
            <text:p>83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D375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640" calcext:value-type="float">
            <text:p>6640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76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880" calcext:value-type="float">
            <text:p>4880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377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270" calcext:value-type="float">
            <text:p>6270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78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700" calcext:value-type="float">
            <text:p>670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D379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540" calcext:value-type="float">
            <text:p>6540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80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460" calcext:value-type="float">
            <text:p>7460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-([.D381]/120)" office:value-type="float" office:value="0.8" calcext:value-type="float">
            <text:p>0.8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170" calcext:value-type="float">
            <text:p>6170</text:p>
          </table:table-cell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82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310" calcext:value-type="float">
            <text:p>5310</text:p>
          </table:table-cell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383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290" calcext:value-type="float">
            <text:p>529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84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190" calcext:value-type="float">
            <text:p>71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[.D385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86]/120)" office:value-type="float" office:value="0.133333333333333" calcext:value-type="float">
            <text:p>0.1333333333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900" calcext:value-type="float">
            <text:p>39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87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960" calcext:value-type="float">
            <text:p>49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88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120" calcext:value-type="float">
            <text:p>51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389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160" calcext:value-type="float">
            <text:p>716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90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450" calcext:value-type="float">
            <text:p>645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391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190" calcext:value-type="float">
            <text:p>6190</text:p>
          </table:table-cell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92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20" calcext:value-type="float">
            <text:p>2220</text:p>
          </table:table-cell>
          <table:table-cell office:value-type="float" office:value="43" calcext:value-type="float">
            <text:p>43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393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630" calcext:value-type="float">
            <text:p>663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94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200" calcext:value-type="float">
            <text:p>620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395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830" calcext:value-type="float">
            <text:p>5830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96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800" calcext:value-type="float">
            <text:p>5800</text:p>
          </table:table-cell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397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910" calcext:value-type="float">
            <text:p>5910</text:p>
          </table:table-cell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398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720" calcext:value-type="float">
            <text:p>3720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D399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560" calcext:value-type="float">
            <text:p>85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00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520" calcext:value-type="float">
            <text:p>75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401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02]/120)" office:value-type="float" office:value="0.15" calcext:value-type="float">
            <text:p>0.1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410" calcext:value-type="float">
            <text:p>64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03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060" calcext:value-type="float">
            <text:p>40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04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05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640" calcext:value-type="float">
            <text:p>76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06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920" calcext:value-type="float">
            <text:p>49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407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680" calcext:value-type="float">
            <text:p>5680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08]/120)" office:value-type="float" office:value="0.841666666666667" calcext:value-type="float">
            <text:p>0.8416666667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450" calcext:value-type="float">
            <text:p>5450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409]/120)" office:value-type="float" office:value="0.908333333333333" calcext:value-type="float">
            <text:p>0.9083333333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10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560" calcext:value-type="float">
            <text:p>6560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411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570" calcext:value-type="float">
            <text:p>4570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12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-([.D413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960" calcext:value-type="float">
            <text:p>4960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14]/120)" office:value-type="float" office:value="0.85" calcext:value-type="float">
            <text:p>0.8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570" calcext:value-type="float">
            <text:p>5570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-([.D415]/120)" office:value-type="float" office:value="0.808333333333333" calcext:value-type="float">
            <text:p>0.8083333333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230" calcext:value-type="float">
            <text:p>32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16]/120)" office:value-type="float" office:value="0.95" calcext:value-type="float">
            <text:p>0.95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560" calcext:value-type="float">
            <text:p>356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-([.D417]/120)" office:value-type="float" office:value="0.85" calcext:value-type="float">
            <text:p>0.85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18]/120)" office:value-type="float" office:value="0.175" calcext:value-type="float">
            <text:p>0.175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660" calcext:value-type="float">
            <text:p>666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19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380" calcext:value-type="float">
            <text:p>738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20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400" calcext:value-type="float">
            <text:p>84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21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390" calcext:value-type="float">
            <text:p>63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22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510" calcext:value-type="float">
            <text:p>85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423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660" calcext:value-type="float">
            <text:p>5660</text:p>
          </table:table-cell>
          <table:table-cell office:value-type="float" office:value="67" calcext:value-type="float">
            <text:p>67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24]/120)" office:value-type="float" office:value="0.441666666666667" calcext:value-type="float">
            <text:p>0.441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790" calcext:value-type="float">
            <text:p>6790</text:p>
          </table:table-cell>
          <table:table-cell office:value-type="float" office:value="70" calcext:value-type="float">
            <text:p>70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25]/120)" office:value-type="float" office:value="0.416666666666667" calcext:value-type="float">
            <text:p>0.416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310" calcext:value-type="float">
            <text:p>8310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26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580" calcext:value-type="float">
            <text:p>4580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27]/120)" office:value-type="float" office:value="0.316666666666667" calcext:value-type="float">
            <text:p>0.316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710" calcext:value-type="float">
            <text:p>6710</text:p>
          </table:table-cell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28]/120)" office:value-type="float" office:value="0.35" calcext:value-type="float">
            <text:p>0.35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640" calcext:value-type="float">
            <text:p>6640</text:p>
          </table:table-cell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29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260" calcext:value-type="float">
            <text:p>7260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30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050" calcext:value-type="float">
            <text:p>505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31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030" calcext:value-type="float">
            <text:p>703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32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140" calcext:value-type="float">
            <text:p>714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33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710" calcext:value-type="float">
            <text:p>-171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34]/120)" office:value-type="float" office:value="0.191666666666667" calcext:value-type="float">
            <text:p>0.191666666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70" calcext:value-type="float">
            <text:p>707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35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330" calcext:value-type="float">
            <text:p>63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36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430" calcext:value-type="float">
            <text:p>543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37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950" calcext:value-type="float">
            <text:p>79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38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790" calcext:value-type="float">
            <text:p>579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39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890" calcext:value-type="float">
            <text:p>5890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40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750" calcext:value-type="float">
            <text:p>5750</text:p>
          </table:table-cell>
          <table:table-cell office:value-type="float" office:value="35" calcext:value-type="float">
            <text:p>3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441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790" calcext:value-type="float">
            <text:p>579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42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30" calcext:value-type="float">
            <text:p>4830</text:p>
          </table:table-cell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-([.D443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090" calcext:value-type="float">
            <text:p>4090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44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580" calcext:value-type="float">
            <text:p>3580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45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350" calcext:value-type="float">
            <text:p>5350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46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870" calcext:value-type="float">
            <text:p>6870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447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570" calcext:value-type="float">
            <text:p>757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48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40" calcext:value-type="float">
            <text:p>57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449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630" calcext:value-type="float">
            <text:p>363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50]/120)" office:value-type="float" office:value="-0.0583333333333334" calcext:value-type="float">
            <text:p>-0.05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310" calcext:value-type="float">
            <text:p>73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51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620" calcext:value-type="float">
            <text:p>66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52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230" calcext:value-type="float">
            <text:p>623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53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54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210" calcext:value-type="float">
            <text:p>821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55]/120)" office:value-type="float" office:value="0.391666666666667" calcext:value-type="float">
            <text:p>0.3916666667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670" calcext:value-type="float">
            <text:p>8670</text:p>
          </table:table-cell>
          <table:table-cell office:value-type="float" office:value="53" calcext:value-type="float">
            <text:p>53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56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710" calcext:value-type="float">
            <text:p>8710</text:p>
          </table:table-cell>
          <table:table-cell office:value-type="float" office:value="56" calcext:value-type="float">
            <text:p>56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457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160" calcext:value-type="float">
            <text:p>9160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58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60" calcext:value-type="float">
            <text:p>8460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59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910" calcext:value-type="float">
            <text:p>8910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60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9040" calcext:value-type="float">
            <text:p>9040</text:p>
          </table:table-cell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61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120" calcext:value-type="float">
            <text:p>8120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62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380" calcext:value-type="float">
            <text:p>9380</text:p>
          </table:table-cell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463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690" calcext:value-type="float">
            <text:p>1069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64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370" calcext:value-type="float">
            <text:p>1037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65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66]/120)" office:value-type="float" office:value="0.05" calcext:value-type="float">
            <text:p>0.0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40" calcext:value-type="float">
            <text:p>804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67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850" calcext:value-type="float">
            <text:p>68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68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910" calcext:value-type="float">
            <text:p>79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69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620" calcext:value-type="float">
            <text:p>662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70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110" calcext:value-type="float">
            <text:p>71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71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620" calcext:value-type="float">
            <text:p>6620</text:p>
          </table:table-cell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72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190" calcext:value-type="float">
            <text:p>7190</text:p>
          </table:table-cell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73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250" calcext:value-type="float">
            <text:p>8250</text:p>
          </table:table-cell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74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430" calcext:value-type="float">
            <text:p>8430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75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770" calcext:value-type="float">
            <text:p>7770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76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210" calcext:value-type="float">
            <text:p>8210</text:p>
          </table:table-cell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477]/120)" office:value-type="float" office:value="0.483333333333333" calcext:value-type="float">
            <text:p>0.4833333333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430" calcext:value-type="float">
            <text:p>9430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78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190" calcext:value-type="float">
            <text:p>8190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79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50" calcext:value-type="float">
            <text:p>65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80]/120)" office:value-type="float" office:value="0.908333333333333" calcext:value-type="float">
            <text:p>0.9083333333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481]/120)" office:value-type="float" office:value="0.833333333333333" calcext:value-type="float">
            <text:p>0.8333333333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82]/120)" office:value-type="float" office:value="0.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970" calcext:value-type="float">
            <text:p>59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83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210" calcext:value-type="float">
            <text:p>42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84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690" calcext:value-type="float">
            <text:p>56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85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990" calcext:value-type="float">
            <text:p>699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86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990" calcext:value-type="float">
            <text:p>79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87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660" calcext:value-type="float">
            <text:p>266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88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380" calcext:value-type="float">
            <text:p>3380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89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500" calcext:value-type="float">
            <text:p>6500</text:p>
          </table:table-cell>
          <table:table-cell office:value-type="float" office:value="51" calcext:value-type="float">
            <text:p>51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90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70" calcext:value-type="float">
            <text:p>467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91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870" calcext:value-type="float">
            <text:p>287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92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610" calcext:value-type="float">
            <text:p>561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93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94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170" calcext:value-type="float">
            <text:p>5170</text:p>
          </table:table-cell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95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170" calcext:value-type="float">
            <text:p>617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496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20" calcext:value-type="float">
            <text:p>57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497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2370" calcext:value-type="float">
            <text:p>-237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98]/120)" office:value-type="float" office:value="0.2" calcext:value-type="float">
            <text:p>0.2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50" calcext:value-type="float">
            <text:p>325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499]/120)" office:value-type="float" office:value="-0.116666666666667" calcext:value-type="float">
            <text:p>-0.116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860" calcext:value-type="float">
            <text:p>38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00]/120)" office:value-type="float" office:value="0.191666666666667" calcext:value-type="float">
            <text:p>0.191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01]/120)" office:value-type="float" office:value="0.391666666666667" calcext:value-type="float">
            <text:p>0.391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02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790" calcext:value-type="float">
            <text:p>679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D503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720" calcext:value-type="float">
            <text:p>5720</text:p>
          </table:table-cell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04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850" calcext:value-type="float">
            <text:p>5850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-([.D505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260" calcext:value-type="float">
            <text:p>8260</text:p>
          </table:table-cell>
          <table:table-cell office:value-type="float" office:value="55" calcext:value-type="float">
            <text:p>55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06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office:value-type="float" office:value="86" calcext:value-type="float">
            <text:p>86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507]/120)" office:value-type="float" office:value="0.283333333333333" calcext:value-type="float">
            <text:p>0.2833333333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410" calcext:value-type="float">
            <text:p>7410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08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800" calcext:value-type="float">
            <text:p>5800</text:p>
          </table:table-cell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509]/120)" office:value-type="float" office:value="0.325" calcext:value-type="float">
            <text:p>0.325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020" calcext:value-type="float">
            <text:p>7020</text:p>
          </table:table-cell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10]/120)" office:value-type="float" office:value="0.391666666666667" calcext:value-type="float">
            <text:p>0.391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050" calcext:value-type="float">
            <text:p>5050</text:p>
          </table:table-cell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511]/120)" office:value-type="float" office:value="0.241666666666667" calcext:value-type="float">
            <text:p>0.241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420" calcext:value-type="float">
            <text:p>74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12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430" calcext:value-type="float">
            <text:p>74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-([.D513]/120)" office:value-type="float" office:value="0.416666666666667" calcext:value-type="float">
            <text:p>0.4166666667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60" calcext:value-type="float">
            <text:p>326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14]/120)" office:value-type="float" office:value="0.133333333333333" calcext:value-type="float">
            <text:p>0.1333333333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280" calcext:value-type="float">
            <text:p>82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15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950" calcext:value-type="float">
            <text:p>695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16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540" calcext:value-type="float">
            <text:p>854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17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690" calcext:value-type="float">
            <text:p>769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18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870" calcext:value-type="float">
            <text:p>887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D519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810" calcext:value-type="float">
            <text:p>9810</text:p>
          </table:table-cell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20]/120)" office:value-type="float" office:value="0.4" calcext:value-type="float">
            <text:p>0.4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490" calcext:value-type="float">
            <text:p>9490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-([.D521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9050" calcext:value-type="float">
            <text:p>9050</text:p>
          </table:table-cell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22]/120)" office:value-type="float" office:value="0.358333333333333" calcext:value-type="float">
            <text:p>0.3583333333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070" calcext:value-type="float">
            <text:p>8070</text:p>
          </table:table-cell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523]/120)" office:value-type="float" office:value="0.358333333333333" calcext:value-type="float">
            <text:p>0.3583333333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130" calcext:value-type="float">
            <text:p>8130</text:p>
          </table:table-cell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24]/120)" office:value-type="float" office:value="0.275" calcext:value-type="float">
            <text:p>0.275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240" calcext:value-type="float">
            <text:p>9240</text:p>
          </table:table-cell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1-([.D525]/120)" office:value-type="float" office:value="0.216666666666667" calcext:value-type="float">
            <text:p>0.2166666667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8640" calcext:value-type="float">
            <text:p>8640</text:p>
          </table:table-cell>
          <table:table-cell office:value-type="float" office:value="68" calcext:value-type="float">
            <text:p>68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26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730" calcext:value-type="float">
            <text:p>7730</text:p>
          </table:table-cell>
          <table:table-cell office:value-type="float" office:value="69" calcext:value-type="float">
            <text:p>69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1-([.D527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300" calcext:value-type="float">
            <text:p>83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28]/120)" office:value-type="float" office:value="0.275" calcext:value-type="float">
            <text:p>0.275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550" calcext:value-type="float">
            <text:p>755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529]/120)" office:value-type="float" office:value="0.383333333333333" calcext:value-type="float">
            <text:p>0.38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2960" calcext:value-type="float">
            <text:p>-296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30]/120)" office:value-type="float" office:value="0.416666666666667" calcext:value-type="float">
            <text:p>0.4166666667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880" calcext:value-type="float">
            <text:p>58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31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010" calcext:value-type="float">
            <text:p>70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32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33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870" calcext:value-type="float">
            <text:p>58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34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-([.D535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580" calcext:value-type="float">
            <text:p>5580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36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730" calcext:value-type="float">
            <text:p>473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537]/120)" office:value-type="float" office:value="0.841666666666667" calcext:value-type="float">
            <text:p>0.8416666667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38]/120)" office:value-type="float" office:value="0.833333333333333" calcext:value-type="float">
            <text:p>0.83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330" calcext:value-type="float">
            <text:p>3330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-([.D539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380" calcext:value-type="float">
            <text:p>4380</text:p>
          </table:table-cell>
          <table:table-cell office:value-type="float" office:value="26" calcext:value-type="float">
            <text:p>2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40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290" calcext:value-type="float">
            <text:p>5290</text:p>
          </table:table-cell>
          <table:table-cell office:value-type="float" office:value="26" calcext:value-type="float">
            <text:p>26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541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42]/120)" office:value-type="float" office:value="0.775" calcext:value-type="float">
            <text:p>0.775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040" calcext:value-type="float">
            <text:p>6040</text:p>
          </table:table-cell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543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740" calcext:value-type="float">
            <text:p>67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44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230" calcext:value-type="float">
            <text:p>62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545]/120)" office:value-type="float" office:value="0.925" calcext:value-type="float">
            <text:p>0.925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810" calcext:value-type="float">
            <text:p>-18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46]/120)" office:value-type="float" office:value="0.45" calcext:value-type="float">
            <text:p>0.45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47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50" calcext:value-type="float">
            <text:p>265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48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50" calcext:value-type="float">
            <text:p>165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49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110" calcext:value-type="float">
            <text:p>51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50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700" calcext:value-type="float">
            <text:p>37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1-([.D551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810" calcext:value-type="float">
            <text:p>581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52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480" calcext:value-type="float">
            <text:p>3480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553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910" calcext:value-type="float">
            <text:p>4910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54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555]/120)" office:value-type="float" office:value="0.4" calcext:value-type="float">
            <text:p>0.4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560" calcext:value-type="float">
            <text:p>5560</text:p>
          </table:table-cell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56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500" calcext:value-type="float">
            <text:p>4500</text:p>
          </table:table-cell>
          <table:table-cell office:value-type="float" office:value="71" calcext:value-type="float">
            <text:p>71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D557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50" calcext:value-type="float">
            <text:p>2750</text:p>
          </table:table-cell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58]/120)" office:value-type="float" office:value="0.45" calcext:value-type="float">
            <text:p>0.45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840" calcext:value-type="float">
            <text:p>384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559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360" calcext:value-type="float">
            <text:p>436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60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561]/120)" office:value-type="float" office:value="0.883333333333333" calcext:value-type="float">
            <text:p>0.8833333333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62]/120)" office:value-type="float" office:value="0.141666666666667" calcext:value-type="float">
            <text:p>0.141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940" calcext:value-type="float">
            <text:p>594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63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64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610" calcext:value-type="float">
            <text:p>661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65]/120)" office:value-type="float" office:value="0.441666666666667" calcext:value-type="float">
            <text:p>0.441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610" calcext:value-type="float">
            <text:p>76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66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510" calcext:value-type="float">
            <text:p>35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D567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110" calcext:value-type="float">
            <text:p>3110</text:p>
          </table:table-cell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68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030" calcext:value-type="float">
            <text:p>4030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1-([.D569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70]/120)" office:value-type="float" office:value="0.416666666666667" calcext:value-type="float">
            <text:p>0.416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260" calcext:value-type="float">
            <text:p>3260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D571]/120)" office:value-type="float" office:value="0.416666666666667" calcext:value-type="float">
            <text:p>0.416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590" calcext:value-type="float">
            <text:p>2590</text:p>
          </table:table-cell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72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250" calcext:value-type="float">
            <text:p>3250</text:p>
          </table:table-cell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573]/120)" office:value-type="float" office:value="0.441666666666667" calcext:value-type="float">
            <text:p>0.441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74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180" calcext:value-type="float">
            <text:p>6180</text:p>
          </table:table-cell>
          <table:table-cell office:value-type="float" office:value="61" calcext:value-type="float">
            <text:p>61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575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370" calcext:value-type="float">
            <text:p>537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76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340" calcext:value-type="float">
            <text:p>63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D577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78]/120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680" calcext:value-type="float">
            <text:p>86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79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370" calcext:value-type="float">
            <text:p>637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80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830" calcext:value-type="float">
            <text:p>683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81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82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960" calcext:value-type="float">
            <text:p>796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-([.D583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540" calcext:value-type="float">
            <text:p>854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84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470" calcext:value-type="float">
            <text:p>9470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-([.D585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870" calcext:value-type="float">
            <text:p>8870</text:p>
          </table:table-cell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86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-([.D587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060" calcext:value-type="float">
            <text:p>4060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88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640" calcext:value-type="float">
            <text:p>7640</text:p>
          </table:table-cell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589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300" calcext:value-type="float">
            <text:p>730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90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440" calcext:value-type="float">
            <text:p>7440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591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690" calcext:value-type="float">
            <text:p>76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92]/120)" office:value-type="float" office:value="0.8" calcext:value-type="float">
            <text:p>0.8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470" calcext:value-type="float">
            <text:p>747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593]/120)" office:value-type="float" office:value="0.816666666666667" calcext:value-type="float">
            <text:p>0.816666666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4800" calcext:value-type="float">
            <text:p>-48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94]/120)" office:value-type="float" office:value="0.35" calcext:value-type="float">
            <text:p>0.35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150" calcext:value-type="float">
            <text:p>51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95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620" calcext:value-type="float">
            <text:p>16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96]/120)" office:value-type="float" office:value="0.708333333333333" calcext:value-type="float">
            <text:p>0.708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680" calcext:value-type="float">
            <text:p>368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597]/120)" office:value-type="float" office:value="0.783333333333333" calcext:value-type="float">
            <text:p>0.783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290" calcext:value-type="float">
            <text:p>529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598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-([.D599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050" calcext:value-type="float">
            <text:p>2050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00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110" calcext:value-type="float">
            <text:p>4110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-([.D601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580" calcext:value-type="float">
            <text:p>5580</text:p>
          </table:table-cell>
          <table:table-cell office:value-type="float" office:value="29" calcext:value-type="float">
            <text:p>29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02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670" calcext:value-type="float">
            <text:p>5670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603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260" calcext:value-type="float">
            <text:p>4260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04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190" calcext:value-type="float">
            <text:p>7190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1-([.D605]/120)" office:value-type="float" office:value="0.883333333333333" calcext:value-type="float">
            <text:p>0.8833333333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06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6960" calcext:value-type="float">
            <text:p>6960</text:p>
          </table:table-cell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607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100" calcext:value-type="float">
            <text:p>8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08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040" calcext:value-type="float">
            <text:p>70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09]/120)" office:value-type="float" office:value="0.891666666666667" calcext:value-type="float">
            <text:p>0.8916666667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330" calcext:value-type="float">
            <text:p>533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10]/120)" office:value-type="float" office:value="-0.0583333333333334" calcext:value-type="float">
            <text:p>-0.058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280" calcext:value-type="float">
            <text:p>628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11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910" calcext:value-type="float">
            <text:p>791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12]/120)" office:value-type="float" office:value="0.483333333333333" calcext:value-type="float">
            <text:p>0.483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230" calcext:value-type="float">
            <text:p>823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13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7690" calcext:value-type="float">
            <text:p>769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14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820" calcext:value-type="float">
            <text:p>782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-([.D615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400" calcext:value-type="float">
            <text:p>5400</text:p>
          </table:table-cell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16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760" calcext:value-type="float">
            <text:p>6760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17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360" calcext:value-type="float">
            <text:p>4360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18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320" calcext:value-type="float">
            <text:p>8320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619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080" calcext:value-type="float">
            <text:p>10080</text:p>
          </table:table-cell>
          <table:table-cell office:value-type="float" office:value="36" calcext:value-type="float">
            <text:p>3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20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470" calcext:value-type="float">
            <text:p>6470</text:p>
          </table:table-cell>
          <table:table-cell office:value-type="float" office:value="51" calcext:value-type="float">
            <text:p>51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621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7660" calcext:value-type="float">
            <text:p>7660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22]/120)" office:value-type="float" office:value="0.491666666666667" calcext:value-type="float">
            <text:p>0.4916666667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130" calcext:value-type="float">
            <text:p>5130</text:p>
          </table:table-cell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23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8300" calcext:value-type="float">
            <text:p>83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24]/120)" office:value-type="float" office:value="0.633333333333333" calcext:value-type="float">
            <text:p>0.6333333333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840" calcext:value-type="float">
            <text:p>78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25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26]/120)" office:value-type="float" office:value="0.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420" calcext:value-type="float">
            <text:p>54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27]/120)" office:value-type="float" office:value="0.666666666666667" calcext:value-type="float">
            <text:p>0.6666666667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220" calcext:value-type="float">
            <text:p>72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28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710" calcext:value-type="float">
            <text:p>67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29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30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630" calcext:value-type="float">
            <text:p>563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631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930" calcext:value-type="float">
            <text:p>2930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32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00" calcext:value-type="float">
            <text:p>5300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D633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840" calcext:value-type="float">
            <text:p>3840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34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80" calcext:value-type="float">
            <text:p>498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635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40" calcext:value-type="float">
            <text:p>4240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36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210" calcext:value-type="float">
            <text:p>5210</text:p>
          </table:table-cell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637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460" calcext:value-type="float">
            <text:p>4460</text:p>
          </table:table-cell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38]/120)" office:value-type="float" office:value="0.691666666666667" calcext:value-type="float">
            <text:p>0.6916666667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570" calcext:value-type="float">
            <text:p>5570</text:p>
          </table:table-cell>
          <table:table-cell office:value-type="float" office:value="46" calcext:value-type="float">
            <text:p>46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D639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820" calcext:value-type="float">
            <text:p>48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40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990" calcext:value-type="float">
            <text:p>799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-([.D641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-3240" calcext:value-type="float">
            <text:p>-324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42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870" calcext:value-type="float">
            <text:p>287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43]/120)" office:value-type="float" office:value="0.758333333333333" calcext:value-type="float">
            <text:p>0.758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740" calcext:value-type="float">
            <text:p>57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44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45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510" calcext:value-type="float">
            <text:p>45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46]/120)" office:value-type="float" office:value="0.65" calcext:value-type="float">
            <text:p>0.6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290" calcext:value-type="float">
            <text:p>329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47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48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670" calcext:value-type="float">
            <text:p>5670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49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780" calcext:value-type="float">
            <text:p>478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50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530" calcext:value-type="float">
            <text:p>3530</text:p>
          </table:table-cell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51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340" calcext:value-type="float">
            <text:p>6340</text:p>
          </table:table-cell>
          <table:table-cell office:value-type="float" office:value="47" calcext:value-type="float">
            <text:p>47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52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080" calcext:value-type="float">
            <text:p>5080</text:p>
          </table:table-cell>
          <table:table-cell office:value-type="float" office:value="55" calcext:value-type="float">
            <text:p>5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53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380" calcext:value-type="float">
            <text:p>5380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54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6520" calcext:value-type="float">
            <text:p>6520</text:p>
          </table:table-cell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655]/120)" office:value-type="float" office:value="0.558333333333333" calcext:value-type="float">
            <text:p>0.558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970" calcext:value-type="float">
            <text:p>597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56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5010" calcext:value-type="float">
            <text:p>50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57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58]/120)" office:value-type="float" office:value="0.441666666666667" calcext:value-type="float">
            <text:p>0.441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30" calcext:value-type="float">
            <text:p>203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59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520" calcext:value-type="float">
            <text:p>55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60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870" calcext:value-type="float">
            <text:p>787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61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270" calcext:value-type="float">
            <text:p>427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62]/120)" office:value-type="float" office:value="0.7" calcext:value-type="float">
            <text:p>0.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750" calcext:value-type="float">
            <text:p>675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D663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530" calcext:value-type="float">
            <text:p>3530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64]/120)" office:value-type="float" office:value="0.616666666666667" calcext:value-type="float">
            <text:p>0.616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5800" calcext:value-type="float">
            <text:p>580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65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610" calcext:value-type="float">
            <text:p>361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66]/120)" office:value-type="float" office:value="0.583333333333333" calcext:value-type="float">
            <text:p>0.5833333333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700" calcext:value-type="float">
            <text:p>4700</text:p>
          </table:table-cell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67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790" calcext:value-type="float">
            <text:p>3790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68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730" calcext:value-type="float">
            <text:p>4730</text:p>
          </table:table-cell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69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030" calcext:value-type="float">
            <text:p>9030</text:p>
          </table:table-cell>
          <table:table-cell office:value-type="float" office:value="34" calcext:value-type="float">
            <text:p>34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70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630" calcext:value-type="float">
            <text:p>563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71]/120)" office:value-type="float" office:value="0.675" calcext:value-type="float">
            <text:p>0.675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550" calcext:value-type="float">
            <text:p>4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72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130" calcext:value-type="float">
            <text:p>71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673]/120)" office:value-type="float" office:value="0.8" calcext:value-type="float">
            <text:p>0.8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540" calcext:value-type="float">
            <text:p>-154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74]/120)" office:value-type="float" office:value="0.175" calcext:value-type="float">
            <text:p>0.175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540" calcext:value-type="float">
            <text:p>25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75]/120)" office:value-type="float" office:value="0.333333333333333" calcext:value-type="float">
            <text:p>0.3333333333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590" calcext:value-type="float">
            <text:p>359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76]/120)" office:value-type="float" office:value="0.45" calcext:value-type="float">
            <text:p>0.45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77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060" calcext:value-type="float">
            <text:p>506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78]/120)" office:value-type="float" office:value="0.483333333333333" calcext:value-type="float">
            <text:p>0.4833333333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910" calcext:value-type="float">
            <text:p>39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79]/120)" office:value-type="float" office:value="0.325" calcext:value-type="float">
            <text:p>0.325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80]/120)" office:value-type="float" office:value="0.266666666666667" calcext:value-type="float">
            <text:p>0.2666666667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750" calcext:value-type="float">
            <text:p>3750</text:p>
          </table:table-cell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81]/120)" office:value-type="float" office:value="0.266666666666667" calcext:value-type="float">
            <text:p>0.2666666667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88" calcext:value-type="float">
            <text:p>88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82]/120)" office:value-type="float" office:value="0.266666666666667" calcext:value-type="float">
            <text:p>0.2666666667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560" calcext:value-type="float">
            <text:p>5560</text:p>
          </table:table-cell>
          <table:table-cell office:value-type="float" office:value="74" calcext:value-type="float">
            <text:p>74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83]/120)" office:value-type="float" office:value="0.383333333333333" calcext:value-type="float">
            <text:p>0.3833333333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960" calcext:value-type="float">
            <text:p>4960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84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910" calcext:value-type="float">
            <text:p>4910</text:p>
          </table:table-cell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85]/120)" office:value-type="float" office:value="0.283333333333333" calcext:value-type="float">
            <text:p>0.2833333333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220" calcext:value-type="float">
            <text:p>4220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86]/120)" office:value-type="float" office:value="0.316666666666667" calcext:value-type="float">
            <text:p>0.3166666667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790" calcext:value-type="float">
            <text:p>5790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87]/120)" office:value-type="float" office:value="0.383333333333333" calcext:value-type="float">
            <text:p>0.3833333333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690" calcext:value-type="float">
            <text:p>569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88]/120)" office:value-type="float" office:value="0.316666666666667" calcext:value-type="float">
            <text:p>0.3166666667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160" calcext:value-type="float">
            <text:p>51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D689]/120)" office:value-type="float" office:value="0.191666666666667" calcext:value-type="float">
            <text:p>0.1916666667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90]/120)" office:value-type="float" office:value="-0.2" calcext:value-type="float">
            <text:p>-0.2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560" calcext:value-type="float">
            <text:p>356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91]/120)" office:value-type="float" office:value="0.225" calcext:value-type="float">
            <text:p>0.225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850" calcext:value-type="float">
            <text:p>38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92]/120)" office:value-type="float" office:value="0.55" calcext:value-type="float">
            <text:p>0.55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660" calcext:value-type="float">
            <text:p>66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693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94]/120)" office:value-type="float" office:value="0.608333333333333" calcext:value-type="float">
            <text:p>0.6083333333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330" calcext:value-type="float">
            <text:p>53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D695]/120)" office:value-type="float" office:value="0.741666666666667" calcext:value-type="float">
            <text:p>0.7416666667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540" calcext:value-type="float">
            <text:p>454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96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200" calcext:value-type="float">
            <text:p>5200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697]/120)" office:value-type="float" office:value="0.6" calcext:value-type="float">
            <text:p>0.6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690" calcext:value-type="float">
            <text:p>4690</text:p>
          </table:table-cell>
          <table:table-cell office:value-type="float" office:value="18" calcext:value-type="float">
            <text:p>18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698]/120)" office:value-type="float" office:value="0.85" calcext:value-type="float">
            <text:p>0.85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740" calcext:value-type="float">
            <text:p>5740</text:p>
          </table:table-cell>
          <table:table-cell office:value-type="float" office:value="33" calcext:value-type="float">
            <text:p>3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699]/120)" office:value-type="float" office:value="0.725" calcext:value-type="float">
            <text:p>0.725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00]/120)" office:value-type="float" office:value="0.733333333333333" calcext:value-type="float">
            <text:p>0.7333333333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140" calcext:value-type="float">
            <text:p>614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701]/120)" office:value-type="float" office:value="0.716666666666667" calcext:value-type="float">
            <text:p>0.7166666667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570" calcext:value-type="float">
            <text:p>757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02]/120)" office:value-type="float" office:value="0.75" calcext:value-type="float">
            <text:p>0.75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530" calcext:value-type="float">
            <text:p>3530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1-([.D703]/120)" office:value-type="float" office:value="0.833333333333333" calcext:value-type="float">
            <text:p>0.8333333333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260" calcext:value-type="float">
            <text:p>62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04]/120)" office:value-type="float" office:value="0.683333333333333" calcext:value-type="float">
            <text:p>0.6833333333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590" calcext:value-type="float">
            <text:p>559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705]/120)" office:value-type="float" office:value="0.741666666666667" calcext:value-type="float">
            <text:p>0.741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3760" calcext:value-type="float">
            <text:p>-376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06]/120)" office:value-type="float" office:value="0.366666666666667" calcext:value-type="float">
            <text:p>0.366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580" calcext:value-type="float">
            <text:p>55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07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7520" calcext:value-type="float">
            <text:p>75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08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520" calcext:value-type="float">
            <text:p>55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09]/120)" office:value-type="float" office:value="0.858333333333333" calcext:value-type="float">
            <text:p>0.8583333333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460" calcext:value-type="float">
            <text:p>446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10]/120)" office:value-type="float" office:value="0.808333333333333" calcext:value-type="float">
            <text:p>0.8083333333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610" calcext:value-type="float">
            <text:p>36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711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310" calcext:value-type="float">
            <text:p>2310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12]/120)" office:value-type="float" office:value="0.791666666666667" calcext:value-type="float">
            <text:p>0.791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970" calcext:value-type="float">
            <text:p>297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[.D713]/120)" office:value-type="float" office:value="0.833333333333333" calcext:value-type="float">
            <text:p>0.8333333333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850" calcext:value-type="float">
            <text:p>1850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14]/120)" office:value-type="float" office:value="0.775" calcext:value-type="float">
            <text:p>0.775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810" calcext:value-type="float">
            <text:p>281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715]/120)" office:value-type="float" office:value="0.916666666666667" calcext:value-type="float">
            <text:p>0.916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330" calcext:value-type="float">
            <text:p>333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16]/120)" office:value-type="float" office:value="0.983333333333333" calcext:value-type="float">
            <text:p>0.9833333333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190" calcext:value-type="float">
            <text:p>6190</text:p>
          </table:table-cell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D717]/120)" office:value-type="float" office:value="0.825" calcext:value-type="float">
            <text:p>0.825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740" calcext:value-type="float">
            <text:p>2740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18]/120)" office:value-type="float" office:value="0.766666666666667" calcext:value-type="float">
            <text:p>0.766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490" calcext:value-type="float">
            <text:p>3490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-([.D719]/120)" office:value-type="float" office:value="0.891666666666667" calcext:value-type="float">
            <text:p>0.8916666667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810" calcext:value-type="float">
            <text:p>58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20]/120)" office:value-type="float" office:value="0.933333333333333" calcext:value-type="float">
            <text:p>0.9333333333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660" calcext:value-type="float">
            <text:p>76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-([.D721]/120)" office:value-type="float" office:value="0.858333333333333" calcext:value-type="float">
            <text:p>0.85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770" calcext:value-type="float">
            <text:p>177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22]/120)" office:value-type="float" office:value="0.233333333333333" calcext:value-type="float">
            <text:p>0.233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100" calcext:value-type="float">
            <text:p>31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23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570" calcext:value-type="float">
            <text:p>657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24]/120)" office:value-type="float" office:value="0.575" calcext:value-type="float">
            <text:p>0.575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810" calcext:value-type="float">
            <text:p>58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25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590" calcext:value-type="float">
            <text:p>659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26]/120)" office:value-type="float" office:value="0.458333333333333" calcext:value-type="float">
            <text:p>0.45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960" calcext:value-type="float">
            <text:p>596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727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790" calcext:value-type="float">
            <text:p>4790</text:p>
          </table:table-cell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28]/120)" office:value-type="float" office:value="0.333333333333333" calcext:value-type="float">
            <text:p>0.333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440" calcext:value-type="float">
            <text:p>4440</text:p>
          </table:table-cell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729]/120)" office:value-type="float" office:value="0.308333333333333" calcext:value-type="float">
            <text:p>0.30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260" calcext:value-type="float">
            <text:p>6260</text:p>
          </table:table-cell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30]/120)" office:value-type="float" office:value="0.325" calcext:value-type="float">
            <text:p>0.325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5270" calcext:value-type="float">
            <text:p>5270</text:p>
          </table:table-cell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731]/120)" office:value-type="float" office:value="0.258333333333333" calcext:value-type="float">
            <text:p>0.25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870" calcext:value-type="float">
            <text:p>3870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32]/120)" office:value-type="float" office:value="0.325" calcext:value-type="float">
            <text:p>0.325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680" calcext:value-type="float">
            <text:p>4680</text:p>
          </table:table-cell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733]/120)" office:value-type="float" office:value="0.275" calcext:value-type="float">
            <text:p>0.275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440" calcext:value-type="float">
            <text:p>5440</text:p>
          </table:table-cell>
          <table:table-cell office:value-type="float" office:value="83" calcext:value-type="float">
            <text:p>83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34]/120)" office:value-type="float" office:value="0.308333333333333" calcext:value-type="float">
            <text:p>0.30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360" calcext:value-type="float">
            <text:p>5360</text:p>
          </table:table-cell>
          <table:table-cell office:value-type="float" office:value="71" calcext:value-type="float">
            <text:p>71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D735]/120)" office:value-type="float" office:value="0.408333333333333" calcext:value-type="float">
            <text:p>0.4083333333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36]/120)" office:value-type="float" office:value="0.391666666666667" calcext:value-type="float">
            <text:p>0.3916666667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840" calcext:value-type="float">
            <text:p>58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D737]/120)" office:value-type="float" office:value="0.375" calcext:value-type="float">
            <text:p>0.375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2190" calcext:value-type="float">
            <text:p>-219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38]/120)" office:value-type="float" office:value="0.375" calcext:value-type="float">
            <text:p>0.375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650" calcext:value-type="float">
            <text:p>665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39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240" calcext:value-type="float">
            <text:p>82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40]/120)" office:value-type="float" office:value="0.658333333333333" calcext:value-type="float">
            <text:p>0.6583333333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980" calcext:value-type="float">
            <text:p>598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41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490" calcext:value-type="float">
            <text:p>749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42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320" calcext:value-type="float">
            <text:p>73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-([.D743]/120)" office:value-type="float" office:value="0.625" calcext:value-type="float">
            <text:p>0.625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7490" calcext:value-type="float">
            <text:p>7490</text:p>
          </table:table-cell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44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380" calcext:value-type="float">
            <text:p>4380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745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350" calcext:value-type="float">
            <text:p>7350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46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460" calcext:value-type="float">
            <text:p>5460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-([.D747]/120)" office:value-type="float" office:value="0.425" calcext:value-type="float">
            <text:p>0.425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8260" calcext:value-type="float">
            <text:p>8260</text:p>
          </table:table-cell>
          <table:table-cell office:value-type="float" office:value="56" calcext:value-type="float">
            <text:p>56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48]/120)" office:value-type="float" office:value="0.533333333333333" calcext:value-type="float">
            <text:p>0.5333333333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7670" calcext:value-type="float">
            <text:p>7670</text:p>
          </table:table-cell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D749]/120)" office:value-type="float" office:value="0.466666666666667" calcext:value-type="float">
            <text:p>0.466666666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160" calcext:value-type="float">
            <text:p>6160</text:p>
          </table:table-cell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50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760" calcext:value-type="float">
            <text:p>7760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-([.D751]/120)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7900" calcext:value-type="float">
            <text:p>79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52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7890" calcext:value-type="float">
            <text:p>789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-([.D753]/120)" office:value-type="float" office:value="0.641666666666667" calcext:value-type="float">
            <text:p>0.6416666667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520" calcext:value-type="float">
            <text:p>252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54]/120)" office:value-type="float" office:value="0.1" calcext:value-type="float">
            <text:p>0.1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830" calcext:value-type="float">
            <text:p>683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55]/120)" office:value-type="float" office:value="0.541666666666667" calcext:value-type="float">
            <text:p>0.5416666667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900" calcext:value-type="float">
            <text:p>59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56]/120)" office:value-type="float" office:value="0.591666666666667" calcext:value-type="float">
            <text:p>0.5916666667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860" calcext:value-type="float">
            <text:p>486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-([.D757]/120)" office:value-type="float" office:value="0.566666666666667" calcext:value-type="float">
            <text:p>0.5666666667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560" calcext:value-type="float">
            <text:p>65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58]/120)" office:value-type="float" office:value="0.508333333333333" calcext:value-type="float">
            <text:p>0.5083333333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310" calcext:value-type="float">
            <text:p>731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-([.D759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7530" calcext:value-type="float">
            <text:p>7530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60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950" calcext:value-type="float">
            <text:p>7950</text:p>
          </table:table-cell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1-([.D761]/120)" office:value-type="float" office:value="0.375" calcext:value-type="float">
            <text:p>0.375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620" calcext:value-type="float">
            <text:p>6620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62]/120)" office:value-type="float" office:value="0.383333333333333" calcext:value-type="float">
            <text:p>0.3833333333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230" calcext:value-type="float">
            <text:p>9230</text:p>
          </table:table-cell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-([.D763]/120)" office:value-type="float" office:value="0.4" calcext:value-type="float">
            <text:p>0.4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7640" calcext:value-type="float">
            <text:p>7640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64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540" calcext:value-type="float">
            <text:p>8540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-([.D765]/120)" office:value-type="float" office:value="0.433333333333333" calcext:value-type="float">
            <text:p>0.4333333333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040" calcext:value-type="float">
            <text:p>8040</text:p>
          </table:table-cell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66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780" calcext:value-type="float">
            <text:p>8780</text:p>
          </table:table-cell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-([.D767]/120)" office:value-type="float" office:value="0.5" calcext:value-type="float">
            <text:p>0.5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6180" calcext:value-type="float">
            <text:p>618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table:formula="of:=1-([.D768]/120)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7390" calcext:value-type="float">
            <text:p>739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-([.D769]/120)" office:value-type="float" office:value="0.516666666666667" calcext:value-type="float">
            <text:p>0.516666666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AVERAGE([.C758];[.C759];[.C768];[.C769])" office:value-type="float" office:value="6860" calcext:value-type="float">
            <text:p>686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0:19:38.970665838</meta:creation-date>
    <dc:date>2017-01-03T10:20:13.053453640</dc:date>
    <meta:editing-duration>P0D</meta:editing-duration>
    <meta:editing-cycles>1</meta:editing-cycles>
    <meta:document-statistic meta:table-count="1" meta:cell-count="13075" meta:object-count="0"/>
    <meta:generator>LibreOffice/4.2.4.2$Linux_X86_64 LibreOffice_project/420m0$Build-2</meta:generator>
  </office:meta>
</office:document-meta>
</file>